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rinda" svg:font-family="Vrinda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a48b"/>
    </style:style>
    <style:style style:name="P2" style:family="paragraph" style:parent-style-name="Heading_20_1">
      <style:text-properties officeooo:rsid="000ea48b"/>
    </style:style>
    <style:style style:name="P3" style:family="paragraph" style:parent-style-name="lpcode">
      <style:text-properties officeooo:rsid="000ea48b"/>
    </style:style>
    <style:style style:name="T1" style:family="text">
      <style:text-properties officeooo:rsid="000ea48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ea48b"/>
    </style:style>
    <style:style style:name="T4" style:family="text">
      <style:text-properties fo:language="en" fo:country="US" officeooo:rsid="001036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tandard sources for C</text:h>
      <text:p text:style-name="P1"><text:span text:style-name="T1">Very usuable in H (header) file is guarding </text:span><text:span text:style-name="T3">[[</text:span><text:span text:style-name="T1">hh</text:span><text:span text:style-name="T3">]]</text:span><text:span text:style-name="T1">:</text:span></text:p>
      <text:p text:style-name="P3">#ifndef _$<text:span text:style-name="T4">{</text:span><text:span text:style-name="T2">file</text:span><text:span text:style-name="T4">}</text:span><text:span text:style-name="T2">_H_</text:span></text:p>
      <text:p text:style-name="P3"># define _$<text:span text:style-name="T4">{</text:span><text:span text:style-name="T2">file</text:span><text:span text:style-name="T4">}</text:span><text:span text:style-name="T2">_H_</text:span></text:p>
      <text:p text:style-name="P1"><text:span text:style-name="T1">and end of H-file: </text:span><text:span text:style-name="lpcode"><text:span text:style-name="T1">#endif</text:span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Vrinda" svg:font-family="Vrinda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pcode" style:family="paragraph">
      <style:paragraph-properties fo:background-color="#c0c0c0">
        <style:background-image/>
      </style:paragraph-properties>
      <style:text-properties style:font-name="Vrinda" fo:font-size="11pt" style:font-size-asian="10.5pt"/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lpcode" style:family="text">
      <style:text-properties style:font-name="Vrinda" fo:background-color="#c0c0c0" style:font-size-asian="10.5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2T20:44:57.74</meta:creation-date>
    <dc:date>2013-01-17T22:03:05.59</dc:date>
    <meta:editing-duration>PT2M35S</meta:editing-duration>
    <meta:editing-cycles>3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5" meta:word-count="23" meta:character-count="138" meta:non-whitespace-character-count="120"/>
  </office:meta>
</office:document-meta>
</file>